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2f24" officeooo:paragraph-rsid="00039cfe"/>
    </style:style>
    <style:style style:name="P2" style:family="paragraph" style:parent-style-name="Standard">
      <style:text-properties officeooo:rsid="00032f24" officeooo:paragraph-rsid="0005075f"/>
    </style:style>
    <style:style style:name="P3" style:family="paragraph" style:parent-style-name="Standard">
      <style:text-properties officeooo:rsid="00032f24" officeooo:paragraph-rsid="0005f39c"/>
    </style:style>
    <style:style style:name="P4" style:family="paragraph" style:parent-style-name="Standard">
      <style:text-properties fo:font-weight="bold" officeooo:rsid="0005075f" officeooo:paragraph-rsid="0005075f" style:font-weight-asian="bold" style:font-weight-complex="bold"/>
    </style:style>
    <style:style style:name="P5" style:family="paragraph" style:parent-style-name="Standard">
      <style:text-properties officeooo:rsid="0005075f" officeooo:paragraph-rsid="0005075f"/>
    </style:style>
    <style:style style:name="P6" style:family="paragraph" style:parent-style-name="Standard">
      <style:text-properties officeooo:rsid="0005e59b" officeooo:paragraph-rsid="0005e59b"/>
    </style:style>
    <style:style style:name="P7" style:family="paragraph" style:parent-style-name="Standard">
      <style:text-properties style:text-underline-style="none" officeooo:rsid="00032f24" officeooo:paragraph-rsid="0005075f"/>
    </style:style>
    <style:style style:name="T1" style:family="text">
      <style:text-properties officeooo:rsid="00039cfe"/>
    </style:style>
    <style:style style:name="T2" style:family="text">
      <style:text-properties officeooo:rsid="0005f39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61b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to: Revive al sistema de numeración maya con Python</text:p>
      <text:p text:style-name="P1"/>
      <text:p text:style-name="P3">Un sistema de numeración permite representar cantidades numéricas mediante símbolos. </text:p>
      <text:p text:style-name="P3">Por ejemplo: <text:span text:style-name="T2">los símbolos de números arábigos modernos (0, 1, 2, 3, 4, 5, 6, 7, 8, 9, etc), números romanos</text:span> <text:span text:style-name="T2">o</text:span> en un sistema maya se utiliza <text:span text:style-name="T1">raya horizontal </text:span>, punto y un caracol.</text:p>
      <text:p text:style-name="P1"/>
      <text:p text:style-name="P2"><text:span text:style-name="T1">Particularmente en Honduras, debido a la presencia de la civilización maya en Centroamérica , </text:span><text:s/><text:span text:style-name="T1">en los primeros años de escuela te enseñan la numeración maya. A mí me pareció muy interesante cuando lo aprendí y quisiera compartirlo con ustedes de una manera poco convencional y moderna: con ayuda de Python.</text:span></text:p>
      <text:p text:style-name="P7"/>
      <text:p text:style-name="P6">Para obtener el código y demás recursos pueden <text:span text:style-name="T2">ir a </text:span><text:a xlink:type="simple" xlink:href="https://github.com/cabustillo13/Aprender-numeracion-maya" text:style-name="Internet_20_link" text:visited-style-name="Visited_20_Internet_20_Link"><text:span text:style-name="T2">https://github.com/cabustillo13/Aprender-numeracion-maya</text:span></text:a><text:span text:style-name="T2">.</text:span></text:p>
      <text:p text:style-name="P2"/>
      <text:p text:style-name="P2"/>
      <text:p text:style-name="P2"/>
      <text:p text:style-name="P6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21:56:25.405770440</meta:creation-date>
    <dc:date>2020-07-17T23:06:11.650974306</dc:date>
    <meta:editing-duration>PT7M53S</meta:editing-duration>
    <meta:editing-cycles>1</meta:editing-cycles>
    <meta:document-statistic meta:table-count="0" meta:image-count="0" meta:object-count="0" meta:page-count="1" meta:paragraph-count="5" meta:word-count="115" meta:character-count="730" meta:non-whitespace-character-count="618"/>
    <meta:generator>LibreOffice/6.0.7.3$Linux_X86_64 LibreOffice_project/00m0$Build-3</meta:generator>
  </office:meta>
</office:document-meta>
</file>